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8bfb2" officeooo:paragraph-rsid="00a70bdb"/>
    </style:style>
    <style:style style:name="P3" style:family="paragraph" style:parent-style-name="Standard">
      <style:text-properties fo:language="sv" fo:country="SE" officeooo:rsid="000ac898" officeooo:paragraph-rsid="00a70bdb"/>
    </style:style>
    <style:style style:name="P4" style:family="paragraph" style:parent-style-name="Standard">
      <style:text-properties fo:language="sv" fo:country="SE" officeooo:rsid="000cc36d" officeooo:paragraph-rsid="00a70bdb"/>
    </style:style>
    <style:style style:name="P5" style:family="paragraph" style:parent-style-name="Standard">
      <style:text-properties fo:language="sv" fo:country="SE" officeooo:rsid="0015b202" officeooo:paragraph-rsid="00a70bdb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d4d90" officeooo:paragraph-rsid="00a70bdb"/>
    </style:style>
    <style:style style:name="P8" style:family="paragraph" style:parent-style-name="Standard">
      <style:text-properties fo:language="sv" fo:country="SE" officeooo:rsid="001edac9" officeooo:paragraph-rsid="00a70bdb"/>
    </style:style>
    <style:style style:name="P9" style:family="paragraph" style:parent-style-name="Standard">
      <style:text-properties fo:language="sv" fo:country="SE" officeooo:rsid="001edac9" officeooo:paragraph-rsid="004f1a29"/>
    </style:style>
    <style:style style:name="P10" style:family="paragraph" style:parent-style-name="Standard">
      <style:text-properties fo:language="sv" fo:country="SE" officeooo:rsid="002b5248" officeooo:paragraph-rsid="00a70bdb"/>
    </style:style>
    <style:style style:name="P11" style:family="paragraph" style:parent-style-name="Standard">
      <style:text-properties fo:language="sv" fo:country="SE" officeooo:rsid="002d0df0" officeooo:paragraph-rsid="00a70bdb"/>
    </style:style>
    <style:style style:name="P12" style:family="paragraph" style:parent-style-name="Standard">
      <style:text-properties fo:language="sv" fo:country="SE" officeooo:rsid="002d97d1" officeooo:paragraph-rsid="00a70bdb"/>
    </style:style>
    <style:style style:name="P13" style:family="paragraph" style:parent-style-name="Standard">
      <style:text-properties fo:language="sv" fo:country="SE" officeooo:rsid="002ec46e" officeooo:paragraph-rsid="00a70bdb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57c34c" officeooo:paragraph-rsid="00a70bdb"/>
    </style:style>
    <style:style style:name="P18" style:family="paragraph" style:parent-style-name="Standard">
      <style:text-properties fo:language="sv" fo:country="SE" officeooo:rsid="005a3b78" officeooo:paragraph-rsid="00a70bdb"/>
    </style:style>
    <style:style style:name="P19" style:family="paragraph" style:parent-style-name="Standard">
      <style:text-properties fo:language="sv" fo:country="SE" officeooo:rsid="005fc0ab" officeooo:paragraph-rsid="00a70bdb"/>
    </style:style>
    <style:style style:name="P20" style:family="paragraph" style:parent-style-name="Standard">
      <style:text-properties fo:language="sv" fo:country="SE" officeooo:rsid="0061db2e" officeooo:paragraph-rsid="00a70bdb"/>
    </style:style>
    <style:style style:name="P21" style:family="paragraph" style:parent-style-name="Standard">
      <style:text-properties fo:language="sv" fo:country="SE" officeooo:rsid="0067e039" officeooo:paragraph-rsid="00a70bdb"/>
    </style:style>
    <style:style style:name="P22" style:family="paragraph" style:parent-style-name="Standard">
      <style:text-properties fo:language="sv" fo:country="SE" officeooo:rsid="00686f09" officeooo:paragraph-rsid="00a70bdb"/>
    </style:style>
    <style:style style:name="P23" style:family="paragraph" style:parent-style-name="Standard">
      <style:text-properties fo:language="sv" fo:country="SE" officeooo:rsid="006bc8c0" officeooo:paragraph-rsid="006bc8c0"/>
    </style:style>
    <style:style style:name="P24" style:family="paragraph" style:parent-style-name="Standard">
      <style:text-properties fo:language="sv" fo:country="SE" officeooo:rsid="006bc8c0" officeooo:paragraph-rsid="00a70bdb"/>
    </style:style>
    <style:style style:name="P25" style:family="paragraph" style:parent-style-name="Standard">
      <style:text-properties fo:language="sv" fo:country="SE" officeooo:rsid="007115b1" officeooo:paragraph-rsid="00a70bdb"/>
    </style:style>
    <style:style style:name="P26" style:family="paragraph" style:parent-style-name="Standard">
      <style:text-properties fo:language="sv" fo:country="SE" officeooo:rsid="00762e14" officeooo:paragraph-rsid="00a70bdb"/>
    </style:style>
    <style:style style:name="P27" style:family="paragraph" style:parent-style-name="Standard">
      <style:text-properties fo:language="sv" fo:country="SE" officeooo:rsid="00769bc5" officeooo:paragraph-rsid="00a70bdb"/>
    </style:style>
    <style:style style:name="P28" style:family="paragraph" style:parent-style-name="Standard">
      <style:text-properties fo:language="sv" fo:country="SE" officeooo:rsid="00890b2f" officeooo:paragraph-rsid="00a70bdb"/>
    </style:style>
    <style:style style:name="P29" style:family="paragraph" style:parent-style-name="Standard">
      <style:text-properties fo:language="sv" fo:country="SE" officeooo:rsid="0089cc67" officeooo:paragraph-rsid="00a70bdb"/>
    </style:style>
    <style:style style:name="P30" style:family="paragraph" style:parent-style-name="Standard">
      <style:text-properties fo:language="sv" fo:country="SE" officeooo:rsid="009028d2" officeooo:paragraph-rsid="00a70bdb"/>
    </style:style>
    <style:style style:name="P31" style:family="paragraph" style:parent-style-name="Standard">
      <style:text-properties fo:language="sv" fo:country="SE" officeooo:rsid="00987a42" officeooo:paragraph-rsid="00a70bdb"/>
    </style:style>
    <style:style style:name="P32" style:family="paragraph" style:parent-style-name="Standard">
      <style:text-properties fo:language="sv" fo:country="SE" officeooo:rsid="009c108e" officeooo:paragraph-rsid="00a70bdb"/>
    </style:style>
    <style:style style:name="P33" style:family="paragraph" style:parent-style-name="Standard">
      <style:text-properties fo:language="sv" fo:country="SE" officeooo:rsid="00a70bdb" officeooo:paragraph-rsid="00a70bdb"/>
    </style:style>
    <style:style style:name="P34" style:family="paragraph" style:parent-style-name="Standard">
      <style:text-properties fo:language="sv" fo:country="SE" officeooo:rsid="00a185e9" officeooo:paragraph-rsid="00a70bdb"/>
    </style:style>
    <style:style style:name="P35" style:family="paragraph" style:parent-style-name="Standard">
      <style:text-properties fo:language="sv" fo:country="SE" officeooo:rsid="006dd3b2" officeooo:paragraph-rsid="00a70bdb"/>
    </style:style>
    <style:style style:name="P36" style:family="paragraph" style:parent-style-name="Standard">
      <style:text-properties fo:language="sv" fo:country="SE" officeooo:rsid="00118e92" officeooo:paragraph-rsid="0008bfb2"/>
    </style:style>
    <style:style style:name="P37" style:family="paragraph" style:parent-style-name="Standard">
      <style:text-properties fo:language="sv" fo:country="SE" officeooo:rsid="00118e92" officeooo:paragraph-rsid="00a70bdb"/>
    </style:style>
    <style:style style:name="P38" style:family="paragraph" style:parent-style-name="Standard">
      <style:text-properties fo:language="sv" fo:country="SE" officeooo:rsid="00608f93" officeooo:paragraph-rsid="00a70bdb"/>
    </style:style>
    <style:style style:name="P39" style:family="paragraph" style:parent-style-name="Standard">
      <style:text-properties fo:language="sv" fo:country="SE" officeooo:rsid="002b084c" officeooo:paragraph-rsid="00a70bdb"/>
    </style:style>
    <style:style style:name="P40" style:family="paragraph" style:parent-style-name="Standard">
      <style:text-properties fo:language="sv" fo:country="SE" officeooo:rsid="004f1a29" officeooo:paragraph-rsid="00a70bdb"/>
    </style:style>
    <style:style style:name="P41" style:family="paragraph" style:parent-style-name="Standard">
      <style:text-properties fo:language="sv" fo:country="SE" officeooo:rsid="0038289f" officeooo:paragraph-rsid="00a70bdb"/>
    </style:style>
    <style:style style:name="P42" style:family="paragraph" style:parent-style-name="Standard">
      <style:text-properties fo:language="sv" fo:country="SE" officeooo:rsid="00a8e99c" officeooo:paragraph-rsid="00a8e99c"/>
    </style:style>
    <style:style style:name="P43" style:family="paragraph" style:parent-style-name="Standard">
      <style:text-properties fo:language="sv" fo:country="SE" officeooo:rsid="00aa02e9" officeooo:paragraph-rsid="00aa02e9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language="sv" fo:country="SE" fo:font-style="normal" fo:font-weight="normal" officeooo:rsid="00a69c35" officeooo:paragraph-rsid="00a70bdb" style:font-size-asian="12pt" style:font-size-complex="12pt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9a5b04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9bbd83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9e0e68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9e87b8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9fdc32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a047ba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a10f45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a59d01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a639a9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a69c35" style:font-size-asian="12pt" style:font-size-complex="12pt"/>
    </style:style>
    <style:style style:name="T51" style:family="text">
      <style:text-properties officeooo:rsid="0091d14c"/>
    </style:style>
    <style:style style:name="T52" style:family="text">
      <style:text-properties officeooo:rsid="00aa02e9"/>
    </style:style>
    <style:style style:name="T53" style:family="text">
      <style:text-properties officeooo:rsid="00adb675"/>
    </style:style>
    <style:style style:name="T54" style:family="text">
      <style:text-properties officeooo:rsid="00b0da9f"/>
    </style:style>
    <style:style style:name="T55" style:family="text">
      <style:text-properties officeooo:rsid="00b3f5a7"/>
    </style:style>
    <style:style style:name="T56" style:family="text">
      <style:text-properties officeooo:rsid="00b46c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Maj/juni</text:p>
      <text:p text:style-name="P33">Måndag <text:span text:style-name="T52">30 – losslayer 8h</text:span></text:p>
      <text:p text:style-name="P33">tisdag <text:span text:style-name="T52">31 –</text:span> <text:span text:style-name="T53">losslayer, forward känns färdig. 7h</text:span></text:p>
      <text:p text:style-name="P33">onsdag <text:span text:style-name="T52">1 – backprop, började läsa YannLecuns artikel.</text:span> <text:span text:style-name="T55">Loss minskar på dummydata 7h.</text:span></text:p>
      <text:p text:style-name="P33">Torsdag <text:span text:style-name="T52">2 - </text:span></text:p>
      <text:p text:style-name="P33">fredag <text:span text:style-name="T56">3 - </text:span></text:p>
      <text:p text:style-name="P1"/>
      <text:p text:style-name="P35">måndag 16 – referenser i latex. Hittat nya artiklar, kanske t o m kod. <text:span text:style-name="T29">7 h</text:span></text:p>
      <text:p text:style-name="P25">tisdag 17 – <text:span text:style-name="T31">läst colorizationartiklar &amp; </text:span>learning representations, försöker förstå. Kod finns. <text:span text:style-name="T30">7H</text:span></text:p>
      <text:p text:style-name="P26">onsdag 18 – <text:span text:style-name="T32">inget</text:span></text:p>
      <text:p text:style-name="P27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7">fredag 20 – <text:span text:style-name="T34">Larssons artikel. Publicerad i arxiv är inget bra tecken. Vet inte vad jag ska göra. 5.5 h</text:span></text:p>
      <text:p text:style-name="P28">söndag – Kollade på caffe. 1.5 H</text:p>
      <text:p text:style-name="P29">måndag 23 – <text:span text:style-name="T51">skissade Larssons nät. Verifierar</text:span><text:span text:style-name="T36"> dimensionerna på hyperkolonnerna </text:span><text:span text:style-name="T38">7</text:span><text:span text:style-name="T37">.5h</text:span></text:p>
      <text:p text:style-name="P30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  <text:p text:style-name="P31"><text:span text:style-name="T40">o</text:span><text:span text:style-name="T35">nsdag 25 – läste om protobufs. </text:span><text:span text:style-name="T41">Kör caffe tutorials. </text:span><text:span text:style-name="T42">6.5 h. för mkt ångest för att fortsätta idag</text:span></text:p>
      <text:p text:style-name="P32"><text:span text:style-name="T42">t</text:span><text:span text:style-name="T35">orsdag 26 – rita</text:span><text:span text:style-name="T44">de Larssons</text:span><text:span text:style-name="T35"> nät </text:span><text:span text:style-name="T44">och </text:span><text:span text:style-name="T45">vgg</text:span><text:span text:style-name="T35"> med draw_net.py. </text:span><text:span text:style-name="T43">Körde italyvgg.png på bvcl_reference_caffenet. </text:span><text:span text:style-name="T46">Körde katten på VGG! Gpu:n får slut på minne </text:span><text:span text:style-name="T47">på batchsize 1?? </text:span><text:span text:style-name="T48">7h</text:span></text:p>
      <text:p text:style-name="P34"><text:span text:style-name="T47">f</text:span><text:span text:style-name="T35">redag 27 – VGG är mkt större än caffenet. Kollar på att göra egna caffelager. </text:span><text:span text:style-name="T49">Behöver inte göra i c++, python går! Började göra ColorLossLayer till smallnet som jämför â med a. </text:span><text:span text:style-name="T50">8h</text:span></text:p>
      <text:p text:style-name="P44"/>
      <text:p text:style-name="P38">måndag 9 – <text:span text:style-name="T23">färglade ~250 bilder från träningssetet. Några enstaka blir fula. Skrev rapport. Mejlade Richard Zhang. <text:s/>8H</text:span></text:p>
      <text:p text:style-name="P20">tisdag 10 – <text:span text:style-name="T24">skrev på rapport. Lär mig om latex, fixade referenser. <text:s/>7h</text:span></text:p>
      <text:p text:style-name="P21">onsdag – kollar net surgery, kanske går att modda colorization. <text:span text:style-name="T25">7h</text:span></text:p>
      <text:p text:style-name="P22">Torsdag – svar från Zhang. Läser deep <text:span text:style-name="T26">supervision</text:span>, skriver om den, gör om tidplan. <text:span text:style-name="T27">6H</text:span></text:p>
      <text:p text:style-name="P24">fredag – <text:span text:style-name="T28">finns ingen kod till varken color eller perceptual. Letat nya artiklar. 8H</text:span></text:p>
      <text:p text:style-name="P36"/>
      <text:p text:style-name="P42">Maj</text:p>
      <text:p text:style-name="P40">måndag 2 – <text:span text:style-name="T20">skrev pythonskript som laddar ner bilder. Började med rapporten. 8H</text:span></text:p>
      <text:p text:style-name="P17">tisdag 3 – byter till texmaker. Slipade skriptet. Gallrade bilder. <text:span text:style-name="T21">Resize och de-color med python. 7H</text:span></text:p>
      <text:p text:style-name="P18">onsdag 4 – <text:span text:style-name="T22">gallra svartvita med python. Försökte färglägga bilderna, ser konstigt ut, lite pill kvar.7h</text:span></text:p>
      <text:p text:style-name="P19">Kristi himmelfärd – 2h opencv</text:p>
      <text:p text:style-name="P19">söndag – 1h läste i Automatic Photo adjustment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9"/>
      <text:p text:style-name="P10">måndag 18 – skrev klart första utkastet av planning report och time plan, 7h.</text:p>
      <text:p text:style-name="P11">Tisdag 19 – skrev loginscript. Pratade med Kristoffer och skrev om <text:span text:style-name="T13">i </text:span>planeringen. Ska installera caffe &amp; cuda. <text:span text:style-name="T11">7H</text:span></text:p>
      <text:p text:style-name="P12">onsdag 20 – <text:span text:style-name="T12">installerade caffe. 8h.</text:span></text:p>
      <text:p text:style-name="P13">Torsdag 21 – <text:span text:style-name="T14">kollade colorization demot. Caffe, exempel, fine-tuning. Xavier initialization. 8h.</text:span></text:p>
      <text:p text:style-name="P41">Fredag 22 – <text:span text:style-name="T15">Krånglade med caffe. net_surgery tutorial. Färglade ballongen. 7h. <text:s/></text:span></text:p>
      <text:p text:style-name="P23"/>
      <text:p text:style-name="P5"><text:soft-page-break/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7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8">torsdag <text:span text:style-name="T10">14 </text:span>– <text:span text:style-name="T9">perceptual losses artikeln, hittade chainer kod. Läser om chainer. Git init. Läser om skflow. Kan optical flow vara något? 7H</text:span></text:p>
      <text:p text:style-name="P39">fredag <text:span text:style-name="T10">15 –</text:span> <text:span text:style-name="T18">missade att anteckna, 6-8h.</text:span></text:p>
      <text:p text:style-name="P23"/>
      <text:p text:style-name="P2">April</text:p>
      <text:p text:style-name="P2">Måndag 4 – Läst artiklar. <text:span text:style-name="T1">8h</text:span></text:p>
      <text:p text:style-name="P2">Tisdag 5 – Läst artiklar, läst om nn frameworks, sökt fler artiklar, skrivit på planeringen. <text:span text:style-name="T1">6.5 h.</text:span></text:p>
      <text:p text:style-name="P3">Onsdag 6 – Läst om frameworks och framförallt tf. <text:span text:style-name="T2">7h</text:span></text:p>
      <text:p text:style-name="P4">Torsdag 7 – tf<text:span text:style-name="T4"> </text:span>tutorial<text:span text:style-name="T5">s</text:span>, <text:span text:style-name="T3">möte torkel, träffade christoffer, fick ett rum. Planning report. 7.5h</text:span></text:p>
      <text:p text:style-name="P37">Fredag 8 – cnn föreläsning youtube andrej, chatt med david, läst i deeplearningbook. <text:span text:style-name="T6">4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6-01T17:12:31.951540773</dc:date>
    <meta:editing-duration>P3DT2H20M49S</meta:editing-duration>
    <meta:editing-cycles>158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623" meta:character-count="3939" meta:non-whitespace-character-count="3314"/>
  </office:meta>
</office:document-meta>
</file>